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6B000008005C4686F4.jpg"/>
  <manifest:file-entry manifest:media-type="image/jpeg" manifest:full-path="Pictures/100000000000079100000C049B9F6652.jpg"/>
  <manifest:file-entry manifest:media-type="image/jpeg" manifest:full-path="Pictures/10000000000007BE00000A7107D3A64F.jpg"/>
  <manifest:file-entry manifest:media-type="image/jpeg" manifest:full-path="Pictures/10000000000007AA000006EBC8B37E7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D FORMS</text:p>
      <text:p text:style-name="P1"/>
      <text:p text:style-name="P2"><draw:frame draw:style-name="fr1" draw:name="graphics1" text:anchor-type="paragraph" svg:x="0.721cm" svg:y="0cm" svg:width="7.999cm" svg:height="7.22cm" draw:z-index="0"><draw:image xlink:href="Pictures/10000000000007AA000006EBC8B37E7B.jpg" xlink:type="simple" xlink:show="embed" xlink:actuate="onLoad"/></draw:frame><draw:frame draw:style-name="fr1" draw:name="graphics2" text:anchor-type="paragraph" svg:x="8.976cm" svg:y="0cm" svg:width="7.999cm" svg:height="10.79cm" draw:z-index="1"><draw:image xlink:href="Pictures/10000000000007BE00000A7107D3A64F.jpg" xlink:type="simple" xlink:show="embed" xlink:actuate="onLoad"/></draw:frame><draw:frame draw:style-name="fr1" draw:name="graphics3" text:anchor-type="paragraph" svg:x="9.003cm" svg:y="11.15cm" svg:width="7.999cm" svg:height="9.97cm" draw:z-index="2"><draw:image xlink:href="Pictures/100000000000066B000008005C4686F4.jpg" xlink:type="simple" xlink:show="embed" xlink:actuate="onLoad"/></draw:frame><draw:frame draw:style-name="fr1" draw:name="graphics4" text:anchor-type="paragraph" svg:x="0.721cm" svg:y="7.752cm" svg:width="7.999cm" svg:height="12.7cm" draw:z-index="3"><draw:image xlink:href="Pictures/100000000000079100000C049B9F665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7-03T18:10:47.89</meta:creation-date>
    <meta:generator>OpenOffice/4.1.15$Win32 OpenOffice.org_project/4115m2$Build-9813</meta:generator>
    <meta:document-statistic meta:table-count="0" meta:image-count="4" meta:object-count="0" meta:page-count="1" meta:paragraph-count="1" meta:word-count="2" meta:character-count="10"/>
    <dc:date>2025-07-03T18:18:49.40</dc:date>
    <dc:creator>Paul Paroczai</dc:creator>
    <meta:editing-duration>PT8M1S</meta:editing-duration>
    <meta:editing-cycles>1</meta:editing-cycles>
  </office:meta>
</office:document-meta>
</file>